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ergunta 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++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lgoritmo a</text:p>
          </table:table-cell>
          <table:table-cell table:number-columns-repeated="2" office:value-type="string" calcext:value-type="string">
            <text:p>Misses</text:p>
          </table:table-cell>
          <table:table-cell office:value-type="string" calcext:value-type="string">
            <text:p>Algoritmo a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235876" calcext:value-type="float">
            <text:p>0.235876</text:p>
          </table:table-cell>
          <table:table-cell office:value-type="float" office:value="244786966" calcext:value-type="float">
            <text:p>244786966</text:p>
          </table:table-cell>
          <table:table-cell office:value-type="float" office:value="27390575" calcext:value-type="float">
            <text:p>27390575</text:p>
          </table:table-cell>
          <table:table-cell office:value-type="float" office:value="0.176612106" calcext:value-type="float">
            <text:p>0.1766121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.19737" calcext:value-type="float">
            <text:p>1.19737</text:p>
          </table:table-cell>
          <table:table-cell office:value-type="float" office:value="1129277006" calcext:value-type="float">
            <text:p>1129277006</text:p>
          </table:table-cell>
          <table:table-cell office:value-type="float" office:value="126275914" calcext:value-type="float">
            <text:p>126275914</text:p>
          </table:table-cell>
          <table:table-cell office:value-type="float" office:value="0.535022524" calcext:value-type="float">
            <text:p>0.535022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4.54923" calcext:value-type="float">
            <text:p>4.54923</text:p>
          </table:table-cell>
          <table:table-cell office:value-type="float" office:value="3095414206" calcext:value-type="float">
            <text:p>3095414206</text:p>
          </table:table-cell>
          <table:table-cell office:value-type="float" office:value="344402300" calcext:value-type="float">
            <text:p>344402300</text:p>
          </table:table-cell>
          <table:table-cell office:value-type="float" office:value="1.652178613" calcext:value-type="float">
            <text:p>1.6521786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9.75962" calcext:value-type="float">
            <text:p>9.75962</text:p>
          </table:table-cell>
          <table:table-cell office:value-type="float" office:value="6580589845" calcext:value-type="float">
            <text:p>6580589845</text:p>
          </table:table-cell>
          <table:table-cell office:value-type="float" office:value="735976891" calcext:value-type="float">
            <text:p>735976891</text:p>
          </table:table-cell>
          <table:table-cell office:value-type="float" office:value="3.637535775" calcext:value-type="float">
            <text:p>3.6375357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17.6603" calcext:value-type="float">
            <text:p>17.6603</text:p>
          </table:table-cell>
          <table:table-cell office:value-type="float" office:value="12000741930" calcext:value-type="float">
            <text:p>12000741930</text:p>
          </table:table-cell>
          <table:table-cell office:value-type="float" office:value="1341747512" calcext:value-type="float">
            <text:p>1341747512</text:p>
          </table:table-cell>
          <table:table-cell office:value-type="float" office:value="7.156426099" calcext:value-type="float">
            <text:p>7.1564260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29.4776" calcext:value-type="float">
            <text:p>29.4776</text:p>
          </table:table-cell>
          <table:table-cell office:value-type="float" office:value="19803559616" calcext:value-type="float">
            <text:p>19803559616</text:p>
          </table:table-cell>
          <table:table-cell office:value-type="float" office:value="2228998572" calcext:value-type="float">
            <text:p>2228998572</text:p>
          </table:table-cell>
          <table:table-cell office:value-type="float" office:value="11.375797044" calcext:value-type="float">
            <text:p>11.375797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46.48" calcext:value-type="float">
            <text:p>46.48</text:p>
          </table:table-cell>
          <table:table-cell office:value-type="float" office:value="30415731832" calcext:value-type="float">
            <text:p>30415731832</text:p>
          </table:table-cell>
          <table:table-cell office:value-type="float" office:value="3664437564" calcext:value-type="float">
            <text:p>3664437564</text:p>
          </table:table-cell>
          <table:table-cell office:value-type="float" office:value="18.308111738" calcext:value-type="float">
            <text:p>18.308111738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ergunta 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++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lgoritmo b</text:p>
          </table:table-cell>
          <table:table-cell table:number-columns-repeated="2" office:value-type="string" calcext:value-type="string">
            <text:p>Misses</text:p>
          </table:table-cell>
          <table:table-cell office:value-type="string" calcext:value-type="string">
            <text:p>Algoritmo b 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10345" calcext:value-type="float">
            <text:p>0.10345</text:p>
          </table:table-cell>
          <table:table-cell office:value-type="float" office:value="27149280" calcext:value-type="float">
            <text:p>27149280</text:p>
          </table:table-cell>
          <table:table-cell office:value-type="float" office:value="807552" calcext:value-type="float">
            <text:p>807552</text:p>
          </table:table-cell>
          <table:table-cell office:value-type="float" office:value="0.130240998" calcext:value-type="float">
            <text:p>0.130240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591527" calcext:value-type="float">
            <text:p>0.591527</text:p>
          </table:table-cell>
          <table:table-cell office:value-type="float" office:value="125645371" calcext:value-type="float">
            <text:p>125645371</text:p>
          </table:table-cell>
          <table:table-cell office:value-type="float" office:value="6508827" calcext:value-type="float">
            <text:p>6508827</text:p>
          </table:table-cell>
          <table:table-cell office:value-type="float" office:value="0.618105435" calcext:value-type="float">
            <text:p>0.6181054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1.5222" calcext:value-type="float">
            <text:p>1.5222</text:p>
          </table:table-cell>
          <table:table-cell office:value-type="float" office:value="345121305" calcext:value-type="float">
            <text:p>345121305</text:p>
          </table:table-cell>
          <table:table-cell office:value-type="float" office:value="75578195" calcext:value-type="float">
            <text:p>75578195</text:p>
          </table:table-cell>
          <table:table-cell office:value-type="float" office:value="1.666501341" calcext:value-type="float">
            <text:p>1.6665013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3.40288" calcext:value-type="float">
            <text:p>3.40288</text:p>
          </table:table-cell>
          <table:table-cell office:value-type="float" office:value="738024427" calcext:value-type="float">
            <text:p>738024427</text:p>
          </table:table-cell>
          <table:table-cell office:value-type="float" office:value="231113623" calcext:value-type="float">
            <text:p>231113623</text:p>
          </table:table-cell>
          <table:table-cell office:value-type="float" office:value="3.508080999" calcext:value-type="float">
            <text:p>3.508080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6.14865" calcext:value-type="float">
            <text:p>6.14865</text:p>
          </table:table-cell>
          <table:table-cell office:value-type="float" office:value="2082745068" calcext:value-type="float">
            <text:p>2082745068</text:p>
          </table:table-cell>
          <table:table-cell office:value-type="float" office:value="452130600" calcext:value-type="float">
            <text:p>452130600</text:p>
          </table:table-cell>
          <table:table-cell office:value-type="float" office:value="7.073708764" calcext:value-type="float">
            <text:p>7.0737087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10.5439" calcext:value-type="float">
            <text:p>10.5439</text:p>
          </table:table-cell>
          <table:table-cell office:value-type="float" office:value="4421143189" calcext:value-type="float">
            <text:p>4421143189</text:p>
          </table:table-cell>
          <table:table-cell office:value-type="float" office:value="752701010" calcext:value-type="float">
            <text:p>752701010</text:p>
          </table:table-cell>
          <table:table-cell office:value-type="float" office:value="11.294393648" calcext:value-type="float">
            <text:p>11.2943936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6.2839" calcext:value-type="float">
            <text:p>16.2839</text:p>
          </table:table-cell>
          <table:table-cell office:value-type="float" office:value="6791327626" calcext:value-type="float">
            <text:p>6791327626</text:p>
          </table:table-cell>
          <table:table-cell office:value-type="float" office:value="1200191807" calcext:value-type="float">
            <text:p>1200191807</text:p>
          </table:table-cell>
          <table:table-cell office:value-type="float" office:value="17.173805579" calcext:value-type="float">
            <text:p>17.173805579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++</text:p>
          </table:table-cell>
          <table:table-cell table:number-columns-repeated="2"/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lgoritmo b</text:p>
          </table:table-cell>
          <table:table-cell table:number-columns-repeated="2"/>
          <table:table-cell office:value-type="string" calcext:value-type="string">
            <text:p>Algoritmo b 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16.2839" calcext:value-type="float">
            <text:p>16.2839</text:p>
          </table:table-cell>
          <table:table-cell office:value-type="float" office:value="6791327626" calcext:value-type="float">
            <text:p>6791327626</text:p>
          </table:table-cell>
          <table:table-cell office:value-type="float" office:value="1200191807" calcext:value-type="float">
            <text:p>1200191807</text:p>
          </table:table-cell>
          <table:table-cell table:style-name="ce1" office:value-type="float" office:value="41.604514398" calcext:value-type="float">
            <text:p>41.60451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30.298" calcext:value-type="float">
            <text:p>130.298</text:p>
          </table:table-cell>
          <table:table-cell office:value-type="float" office:value="54199687221" calcext:value-type="float">
            <text:p>54199687221</text:p>
          </table:table-cell>
          <table:table-cell office:value-type="float" office:value="9933034141" calcext:value-type="float">
            <text:p>9933034141</text:p>
          </table:table-cell>
          <table:table-cell office:value-type="float" office:value="140.881544692" calcext:value-type="float">
            <text:p>140.8815446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307.525" calcext:value-type="float">
            <text:p>307.525</text:p>
          </table:table-cell>
          <table:table-cell office:value-type="float" office:value="128607100409" calcext:value-type="float">
            <text:p>128607100409</text:p>
          </table:table-cell>
          <table:table-cell office:value-type="float" office:value="23572880589" calcext:value-type="float">
            <text:p>23572880589</text:p>
          </table:table-cell>
          <table:table-cell office:value-type="float" office:value="333.588010757" calcext:value-type="float">
            <text:p>333.5880107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608.192" calcext:value-type="float">
            <text:p>608.192</text:p>
          </table:table-cell>
          <table:table-cell office:value-type="float" office:value="250625403247" calcext:value-type="float">
            <text:p>250625403247</text:p>
          </table:table-cell>
          <table:table-cell office:value-type="float" office:value="45969194469" calcext:value-type="float">
            <text:p>45969194469</text:p>
          </table:table-cell>
          <table:table-cell office:value-type="float" office:value="670.166927156" calcext:value-type="float">
            <text:p>670.166927156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ergunta 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/>
          <table:table-cell office:value-type="string" calcext:value-type="string">
            <text:p>n threa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goritmo a</text:p>
          </table:table-cell>
          <table:table-cell table:number-columns-repeated="2" office:value-type="string" calcext:value-type="string">
            <text:p>Misses</text:p>
          </table:table-cell>
          <table:table-cell office:value-type="string" calcext:value-type="string">
            <text:p>Algoritmo b</text:p>
          </table:table-cell>
          <table:table-cell table:number-columns-repeated="2" office:value-type="string" calcext:value-type="string">
            <text:p>Miss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0.27022" calcext:value-type="float">
            <text:p>0.27022</text:p>
          </table:table-cell>
          <table:table-cell office:value-type="float" office:value="275255788" calcext:value-type="float">
            <text:p>275255788</text:p>
          </table:table-cell>
          <table:table-cell office:value-type="float" office:value="34047884" calcext:value-type="float">
            <text:p>34047884</text:p>
          </table:table-cell>
          <table:table-cell office:value-type="float" office:value="0.337153" calcext:value-type="float">
            <text:p>0.337153</text:p>
          </table:table-cell>
          <table:table-cell office:value-type="float" office:value="27318475" calcext:value-type="float">
            <text:p>27318475</text:p>
          </table:table-cell>
          <table:table-cell office:value-type="float" office:value="631506" calcext:value-type="float">
            <text:p>631506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.23957" calcext:value-type="float">
            <text:p>1.23957</text:p>
          </table:table-cell>
          <table:table-cell office:value-type="float" office:value="1180034569" calcext:value-type="float">
            <text:p>1180034569</text:p>
          </table:table-cell>
          <table:table-cell office:value-type="float" office:value="125415416" calcext:value-type="float">
            <text:p>125415416</text:p>
          </table:table-cell>
          <table:table-cell office:value-type="float" office:value="0.877123" calcext:value-type="float">
            <text:p>0.877123</text:p>
          </table:table-cell>
          <table:table-cell office:value-type="float" office:value="129322321" calcext:value-type="float">
            <text:p>129322321</text:p>
          </table:table-cell>
          <table:table-cell office:value-type="float" office:value="4955253" calcext:value-type="float">
            <text:p>4955253</text:p>
          </table:table-cell>
        </table:table-row>
        <table:table-row table:style-name="ro1"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5.12406" calcext:value-type="float">
            <text:p>5.12406</text:p>
          </table:table-cell>
          <table:table-cell office:value-type="float" office:value="3197930189" calcext:value-type="float">
            <text:p>3197930189</text:p>
          </table:table-cell>
          <table:table-cell office:value-type="float" office:value="345608587" calcext:value-type="float">
            <text:p>345608587</text:p>
          </table:table-cell>
          <table:table-cell office:value-type="float" office:value="2.19435" calcext:value-type="float">
            <text:p>2.19435</text:p>
          </table:table-cell>
          <table:table-cell office:value-type="float" office:value="368532517" calcext:value-type="float">
            <text:p>368532517</text:p>
          </table:table-cell>
          <table:table-cell office:value-type="float" office:value="56617787" calcext:value-type="float">
            <text:p>56617787</text:p>
          </table:table-cell>
        </table:table-row>
        <table:table-row table:style-name="ro1"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10.3099" calcext:value-type="float">
            <text:p>10.3099</text:p>
          </table:table-cell>
          <table:table-cell office:value-type="float" office:value="6795765474" calcext:value-type="float">
            <text:p>6795765474</text:p>
          </table:table-cell>
          <table:table-cell office:value-type="float" office:value="774207753" calcext:value-type="float">
            <text:p>774207753</text:p>
          </table:table-cell>
          <table:table-cell office:value-type="float" office:value="4.44661" calcext:value-type="float">
            <text:p>4.44661</text:p>
          </table:table-cell>
          <table:table-cell office:value-type="float" office:value="1094399048" calcext:value-type="float">
            <text:p>1094399048</text:p>
          </table:table-cell>
          <table:table-cell office:value-type="float" office:value="198642686" calcext:value-type="float">
            <text:p>198642686</text:p>
          </table:table-cell>
        </table:table-row>
        <table:table-row table:style-name="ro1"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19.0315" calcext:value-type="float">
            <text:p>19.0315</text:p>
          </table:table-cell>
          <table:table-cell office:value-type="float" office:value="12264148694" calcext:value-type="float">
            <text:p>12264148694</text:p>
          </table:table-cell>
          <table:table-cell office:value-type="float" office:value="1355572798" calcext:value-type="float">
            <text:p>1355572798</text:p>
          </table:table-cell>
          <table:table-cell office:value-type="float" office:value="7.86326" calcext:value-type="float">
            <text:p>7.86326</text:p>
          </table:table-cell>
          <table:table-cell office:value-type="float" office:value="2778172809" calcext:value-type="float">
            <text:p>2778172809</text:p>
          </table:table-cell>
          <table:table-cell office:value-type="float" office:value="403056958" calcext:value-type="float">
            <text:p>403056958</text:p>
          </table:table-cell>
        </table:table-row>
        <table:table-row table:style-name="ro1">
          <table:table-cell table:number-columns-repeated="2"/>
          <table:table-cell office:value-type="float" office:value="2600" calcext:value-type="float">
            <text:p>2600</text:p>
          </table:table-cell>
          <table:table-cell office:value-type="float" office:value="31.2838" calcext:value-type="float">
            <text:p>31.2838</text:p>
          </table:table-cell>
          <table:table-cell office:value-type="float" office:value="20168645109" calcext:value-type="float">
            <text:p>20168645109</text:p>
          </table:table-cell>
          <table:table-cell office:value-type="float" office:value="2272137705" calcext:value-type="float">
            <text:p>2272137705</text:p>
          </table:table-cell>
          <table:table-cell office:value-type="float" office:value="12.9035" calcext:value-type="float">
            <text:p>12.9035</text:p>
          </table:table-cell>
          <table:table-cell office:value-type="float" office:value="4773216392" calcext:value-type="float">
            <text:p>4773216392</text:p>
          </table:table-cell>
          <table:table-cell office:value-type="float" office:value="731713966" calcext:value-type="float">
            <text:p>731713966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48.4399" calcext:value-type="float">
            <text:p>48.4399</text:p>
          </table:table-cell>
          <table:table-cell office:value-type="float" office:value="30845455724" calcext:value-type="float">
            <text:p>30845455724</text:p>
          </table:table-cell>
          <table:table-cell office:value-type="float" office:value="4373405049" calcext:value-type="float">
            <text:p>4373405049</text:p>
          </table:table-cell>
          <table:table-cell office:value-type="float" office:value="19.494" calcext:value-type="float">
            <text:p>19.494</text:p>
          </table:table-cell>
          <table:table-cell office:value-type="float" office:value="7285487824" calcext:value-type="float">
            <text:p>7285487824</text:p>
          </table:table-cell>
          <table:table-cell office:value-type="float" office:value="1083609674" calcext:value-type="float">
            <text:p>108360967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.440122" calcext:value-type="float">
            <text:p>0.440122</text:p>
          </table:table-cell>
          <table:table-cell office:value-type="float" office:value="108409838" calcext:value-type="float">
            <text:p>108409838</text:p>
          </table:table-cell>
          <table:table-cell office:value-type="float" office:value="27253511" calcext:value-type="float">
            <text:p>27253511</text:p>
          </table:table-cell>
          <table:table-cell office:value-type="float" office:value="0.260918" calcext:value-type="float">
            <text:p>0.260918</text:p>
          </table:table-cell>
          <table:table-cell office:value-type="float" office:value="25259391" calcext:value-type="float">
            <text:p>25259391</text:p>
          </table:table-cell>
          <table:table-cell office:value-type="float" office:value="10835717" calcext:value-type="float">
            <text:p>10835717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.0678" calcext:value-type="float">
            <text:p>1.0678</text:p>
          </table:table-cell>
          <table:table-cell office:value-type="float" office:value="607103437" calcext:value-type="float">
            <text:p>607103437</text:p>
          </table:table-cell>
          <table:table-cell office:value-type="float" office:value="80631262" calcext:value-type="float">
            <text:p>80631262</text:p>
          </table:table-cell>
          <table:table-cell office:value-type="float" office:value="0.905072" calcext:value-type="float">
            <text:p>0.905072</text:p>
          </table:table-cell>
          <table:table-cell office:value-type="float" office:value="98024219" calcext:value-type="float">
            <text:p>98024219</text:p>
          </table:table-cell>
          <table:table-cell office:value-type="float" office:value="30557528" calcext:value-type="float">
            <text:p>30557528</text:p>
          </table:table-cell>
        </table:table-row>
        <table:table-row table:style-name="ro1"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3.68205" calcext:value-type="float">
            <text:p>3.68205</text:p>
          </table:table-cell>
          <table:table-cell office:value-type="float" office:value="1709208567" calcext:value-type="float">
            <text:p>1709208567</text:p>
          </table:table-cell>
          <table:table-cell office:value-type="float" office:value="207779874" calcext:value-type="float">
            <text:p>207779874</text:p>
          </table:table-cell>
          <table:table-cell office:value-type="float" office:value="2.15448" calcext:value-type="float">
            <text:p>2.15448</text:p>
          </table:table-cell>
          <table:table-cell office:value-type="float" office:value="248682061" calcext:value-type="float">
            <text:p>248682061</text:p>
          </table:table-cell>
          <table:table-cell office:value-type="float" office:value="98516454" calcext:value-type="float">
            <text:p>98516454</text:p>
          </table:table-cell>
        </table:table-row>
        <table:table-row table:style-name="ro1"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7.0589" calcext:value-type="float">
            <text:p>7.0589</text:p>
          </table:table-cell>
          <table:table-cell office:value-type="float" office:value="3593486295" calcext:value-type="float">
            <text:p>3593486295</text:p>
          </table:table-cell>
          <table:table-cell office:value-type="float" office:value="410799063" calcext:value-type="float">
            <text:p>410799063</text:p>
          </table:table-cell>
          <table:table-cell office:value-type="float" office:value="4.1404" calcext:value-type="float">
            <text:p>4.1404</text:p>
          </table:table-cell>
          <table:table-cell office:value-type="float" office:value="496546525" calcext:value-type="float">
            <text:p>496546525</text:p>
          </table:table-cell>
          <table:table-cell office:value-type="float" office:value="215395033" calcext:value-type="float">
            <text:p>215395033</text:p>
          </table:table-cell>
        </table:table-row>
        <table:table-row table:style-name="ro1"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12.6602" calcext:value-type="float">
            <text:p>12.6602</text:p>
          </table:table-cell>
          <table:table-cell office:value-type="float" office:value="6401423853" calcext:value-type="float">
            <text:p>6401423853</text:p>
          </table:table-cell>
          <table:table-cell office:value-type="float" office:value="757482595" calcext:value-type="float">
            <text:p>757482595</text:p>
          </table:table-cell>
          <table:table-cell office:value-type="float" office:value="7.14181" calcext:value-type="float">
            <text:p>7.14181</text:p>
          </table:table-cell>
          <table:table-cell office:value-type="float" office:value="887069561" calcext:value-type="float">
            <text:p>887069561</text:p>
          </table:table-cell>
          <table:table-cell office:value-type="float" office:value="388852175" calcext:value-type="float">
            <text:p>388852175</text:p>
          </table:table-cell>
        </table:table-row>
        <table:table-row table:style-name="ro1">
          <table:table-cell table:number-columns-repeated="2"/>
          <table:table-cell office:value-type="float" office:value="2600" calcext:value-type="float">
            <text:p>2600</text:p>
          </table:table-cell>
          <table:table-cell office:value-type="float" office:value="20.0583" calcext:value-type="float">
            <text:p>20.0583</text:p>
          </table:table-cell>
          <table:table-cell office:value-type="float" office:value="10457529619" calcext:value-type="float">
            <text:p>10457529619</text:p>
          </table:table-cell>
          <table:table-cell office:value-type="float" office:value="1225820105" calcext:value-type="float">
            <text:p>1225820105</text:p>
          </table:table-cell>
          <table:table-cell office:value-type="float" office:value="10.5716" calcext:value-type="float">
            <text:p>10.5716</text:p>
          </table:table-cell>
          <table:table-cell office:value-type="float" office:value="1464019581" calcext:value-type="float">
            <text:p>1464019581</text:p>
          </table:table-cell>
          <table:table-cell office:value-type="float" office:value="638683119" calcext:value-type="float">
            <text:p>638683119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29.7826" calcext:value-type="float">
            <text:p>29.7826</text:p>
          </table:table-cell>
          <table:table-cell office:value-type="float" office:value="15925382565" calcext:value-type="float">
            <text:p>15925382565</text:p>
          </table:table-cell>
          <table:table-cell office:value-type="float" office:value="1861436716" calcext:value-type="float">
            <text:p>1861436716</text:p>
          </table:table-cell>
          <table:table-cell office:value-type="float" office:value="15.6555" calcext:value-type="float">
            <text:p>15.6555</text:p>
          </table:table-cell>
          <table:table-cell office:value-type="float" office:value="2283452085" calcext:value-type="float">
            <text:p>2283452085</text:p>
          </table:table-cell>
          <table:table-cell office:value-type="float" office:value="927662708" calcext:value-type="float">
            <text:p>92766270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351067" calcext:value-type="float">
            <text:p>0.351067</text:p>
          </table:table-cell>
          <table:table-cell office:value-type="float" office:value="45141167" calcext:value-type="float">
            <text:p>45141167</text:p>
          </table:table-cell>
          <table:table-cell office:value-type="float" office:value="21548161" calcext:value-type="float">
            <text:p>21548161</text:p>
          </table:table-cell>
          <table:table-cell office:value-type="float" office:value="0.423346" calcext:value-type="float">
            <text:p>0.423346</text:p>
          </table:table-cell>
          <table:table-cell office:value-type="float" office:value="17095363" calcext:value-type="float">
            <text:p>17095363</text:p>
          </table:table-cell>
          <table:table-cell office:value-type="float" office:value="7122725" calcext:value-type="float">
            <text:p>7122725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.16028" calcext:value-type="float">
            <text:p>1.16028</text:p>
          </table:table-cell>
          <table:table-cell office:value-type="float" office:value="149488038" calcext:value-type="float">
            <text:p>149488038</text:p>
          </table:table-cell>
          <table:table-cell office:value-type="float" office:value="66560634" calcext:value-type="float">
            <text:p>66560634</text:p>
          </table:table-cell>
          <table:table-cell office:value-type="float" office:value="0.829315" calcext:value-type="float">
            <text:p>0.829315</text:p>
          </table:table-cell>
          <table:table-cell office:value-type="float" office:value="85346855" calcext:value-type="float">
            <text:p>85346855</text:p>
          </table:table-cell>
          <table:table-cell office:value-type="float" office:value="33986857" calcext:value-type="float">
            <text:p>33986857</text:p>
          </table:table-cell>
        </table:table-row>
        <table:table-row table:style-name="ro1"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3.353" calcext:value-type="float">
            <text:p>3.353</text:p>
          </table:table-cell>
          <table:table-cell office:value-type="float" office:value="1019196770" calcext:value-type="float">
            <text:p>1019196770</text:p>
          </table:table-cell>
          <table:table-cell office:value-type="float" office:value="160124249" calcext:value-type="float">
            <text:p>160124249</text:p>
          </table:table-cell>
          <table:table-cell office:value-type="float" office:value="2.29558" calcext:value-type="float">
            <text:p>2.29558</text:p>
          </table:table-cell>
          <table:table-cell office:value-type="float" office:value="203462867" calcext:value-type="float">
            <text:p>203462867</text:p>
          </table:table-cell>
          <table:table-cell office:value-type="float" office:value="103183869" calcext:value-type="float">
            <text:p>103183869</text:p>
          </table:table-cell>
        </table:table-row>
        <table:table-row table:style-name="ro1"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6.70654" calcext:value-type="float">
            <text:p>6.70654</text:p>
          </table:table-cell>
          <table:table-cell office:value-type="float" office:value="2498272195" calcext:value-type="float">
            <text:p>2498272195</text:p>
          </table:table-cell>
          <table:table-cell office:value-type="float" office:value="318157825" calcext:value-type="float">
            <text:p>318157825</text:p>
          </table:table-cell>
          <table:table-cell office:value-type="float" office:value="4.3526" calcext:value-type="float">
            <text:p>4.3526</text:p>
          </table:table-cell>
          <table:table-cell office:value-type="float" office:value="388721206" calcext:value-type="float">
            <text:p>388721206</text:p>
          </table:table-cell>
          <table:table-cell office:value-type="float" office:value="201151761" calcext:value-type="float">
            <text:p>201151761</text:p>
          </table:table-cell>
        </table:table-row>
        <table:table-row table:style-name="ro1"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10.8416" calcext:value-type="float">
            <text:p>10.8416</text:p>
          </table:table-cell>
          <table:table-cell office:value-type="float" office:value="4450038827" calcext:value-type="float">
            <text:p>4450038827</text:p>
          </table:table-cell>
          <table:table-cell office:value-type="float" office:value="563214097" calcext:value-type="float">
            <text:p>563214097</text:p>
          </table:table-cell>
          <table:table-cell office:value-type="float" office:value="7.23359" calcext:value-type="float">
            <text:p>7.23359</text:p>
          </table:table-cell>
          <table:table-cell office:value-type="float" office:value="662080070" calcext:value-type="float">
            <text:p>662080070</text:p>
          </table:table-cell>
          <table:table-cell office:value-type="float" office:value="350013704" calcext:value-type="float">
            <text:p>350013704</text:p>
          </table:table-cell>
        </table:table-row>
        <table:table-row table:style-name="ro1">
          <table:table-cell table:number-columns-repeated="2"/>
          <table:table-cell office:value-type="float" office:value="2600" calcext:value-type="float">
            <text:p>2600</text:p>
          </table:table-cell>
          <table:table-cell office:value-type="float" office:value="16.6742" calcext:value-type="float">
            <text:p>16.6742</text:p>
          </table:table-cell>
          <table:table-cell office:value-type="float" office:value="7218455771" calcext:value-type="float">
            <text:p>7218455771</text:p>
          </table:table-cell>
          <table:table-cell office:value-type="float" office:value="890586699" calcext:value-type="float">
            <text:p>890586699</text:p>
          </table:table-cell>
          <table:table-cell office:value-type="float" office:value="10.9744" calcext:value-type="float">
            <text:p>10.9744</text:p>
          </table:table-cell>
          <table:table-cell office:value-type="float" office:value="1067282377" calcext:value-type="float">
            <text:p>1067282377</text:p>
          </table:table-cell>
          <table:table-cell office:value-type="float" office:value="549928865" calcext:value-type="float">
            <text:p>549928865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24.6776" calcext:value-type="float">
            <text:p>24.6776</text:p>
          </table:table-cell>
          <table:table-cell office:value-type="float" office:value="10935103352" calcext:value-type="float">
            <text:p>10935103352</text:p>
          </table:table-cell>
          <table:table-cell office:value-type="float" office:value="1337835768" calcext:value-type="float">
            <text:p>1337835768</text:p>
          </table:table-cell>
          <table:table-cell office:value-type="float" office:value="16.0106" calcext:value-type="float">
            <text:p>16.0106</text:p>
          </table:table-cell>
          <table:table-cell office:value-type="float" office:value="1591826569" calcext:value-type="float">
            <text:p>1591826569</text:p>
          </table:table-cell>
          <table:table-cell office:value-type="float" office:value="812629589" calcext:value-type="float">
            <text:p>81262958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.460132" calcext:value-type="float">
            <text:p>0.460132</text:p>
          </table:table-cell>
          <table:table-cell office:value-type="float" office:value="31670189" calcext:value-type="float">
            <text:p>31670189</text:p>
          </table:table-cell>
          <table:table-cell office:value-type="float" office:value="17668221" calcext:value-type="float">
            <text:p>17668221</text:p>
          </table:table-cell>
          <table:table-cell office:value-type="float" office:value="0.335074" calcext:value-type="float">
            <text:p>0.335074</text:p>
          </table:table-cell>
          <table:table-cell office:value-type="float" office:value="20542240" calcext:value-type="float">
            <text:p>20542240</text:p>
          </table:table-cell>
          <table:table-cell office:value-type="float" office:value="10056418" calcext:value-type="float">
            <text:p>10056418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.25479" calcext:value-type="float">
            <text:p>1.25479</text:p>
          </table:table-cell>
          <table:table-cell office:value-type="float" office:value="97845949" calcext:value-type="float">
            <text:p>97845949</text:p>
          </table:table-cell>
          <table:table-cell office:value-type="float" office:value="61578549" calcext:value-type="float">
            <text:p>61578549</text:p>
          </table:table-cell>
          <table:table-cell office:value-type="float" office:value="1.08565" calcext:value-type="float">
            <text:p>1.08565</text:p>
          </table:table-cell>
          <table:table-cell office:value-type="float" office:value="81137240" calcext:value-type="float">
            <text:p>81137240</text:p>
          </table:table-cell>
          <table:table-cell office:value-type="float" office:value="37644546" calcext:value-type="float">
            <text:p>37644546</text:p>
          </table:table-cell>
        </table:table-row>
        <table:table-row table:style-name="ro1"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3.47779" calcext:value-type="float">
            <text:p>3.47779</text:p>
          </table:table-cell>
          <table:table-cell office:value-type="float" office:value="944889698" calcext:value-type="float">
            <text:p>944889698</text:p>
          </table:table-cell>
          <table:table-cell office:value-type="float" office:value="122708699" calcext:value-type="float">
            <text:p>122708699</text:p>
          </table:table-cell>
          <table:table-cell office:value-type="float" office:value="2.62344" calcext:value-type="float">
            <text:p>2.62344</text:p>
          </table:table-cell>
          <table:table-cell office:value-type="float" office:value="190962169" calcext:value-type="float">
            <text:p>190962169</text:p>
          </table:table-cell>
          <table:table-cell office:value-type="float" office:value="106016920" calcext:value-type="float">
            <text:p>106016920</text:p>
          </table:table-cell>
        </table:table-row>
        <table:table-row table:style-name="ro1"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6.16823" calcext:value-type="float">
            <text:p>6.16823</text:p>
          </table:table-cell>
          <table:table-cell office:value-type="float" office:value="1537926562" calcext:value-type="float">
            <text:p>1537926562</text:p>
          </table:table-cell>
          <table:table-cell office:value-type="float" office:value="275808326" calcext:value-type="float">
            <text:p>275808326</text:p>
          </table:table-cell>
          <table:table-cell office:value-type="float" office:value="4.71148" calcext:value-type="float">
            <text:p>4.71148</text:p>
          </table:table-cell>
          <table:table-cell office:value-type="float" office:value="348687415" calcext:value-type="float">
            <text:p>348687415</text:p>
          </table:table-cell>
          <table:table-cell office:value-type="float" office:value="187443282" calcext:value-type="float">
            <text:p>187443282</text:p>
          </table:table-cell>
        </table:table-row>
        <table:table-row table:style-name="ro1"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10.4102" calcext:value-type="float">
            <text:p>10.4102</text:p>
          </table:table-cell>
          <table:table-cell office:value-type="float" office:value="3448819937" calcext:value-type="float">
            <text:p>3448819937</text:p>
          </table:table-cell>
          <table:table-cell office:value-type="float" office:value="483843913" calcext:value-type="float">
            <text:p>483843913</text:p>
          </table:table-cell>
          <table:table-cell office:value-type="float" office:value="7.70077" calcext:value-type="float">
            <text:p>7.70077</text:p>
          </table:table-cell>
          <table:table-cell office:value-type="float" office:value="572948772" calcext:value-type="float">
            <text:p>572948772</text:p>
          </table:table-cell>
          <table:table-cell office:value-type="float" office:value="303008642" calcext:value-type="float">
            <text:p>303008642</text:p>
          </table:table-cell>
        </table:table-row>
        <table:table-row table:style-name="ro1">
          <table:table-cell table:number-columns-repeated="2"/>
          <table:table-cell office:value-type="float" office:value="2600" calcext:value-type="float">
            <text:p>2600</text:p>
          </table:table-cell>
          <table:table-cell office:value-type="float" office:value="20.2701" calcext:value-type="float">
            <text:p>20.2701</text:p>
          </table:table-cell>
          <table:table-cell office:value-type="float" office:value="5604652604" calcext:value-type="float">
            <text:p>5604652604</text:p>
          </table:table-cell>
          <table:table-cell office:value-type="float" office:value="719134182" calcext:value-type="float">
            <text:p>719134182</text:p>
          </table:table-cell>
          <table:table-cell office:value-type="float" office:value="11.6511" calcext:value-type="float">
            <text:p>11.6511</text:p>
          </table:table-cell>
          <table:table-cell office:value-type="float" office:value="908004492" calcext:value-type="float">
            <text:p>908004492</text:p>
          </table:table-cell>
          <table:table-cell office:value-type="float" office:value="476204957" calcext:value-type="float">
            <text:p>476204957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24.3232" calcext:value-type="float">
            <text:p>24.3232</text:p>
          </table:table-cell>
          <table:table-cell office:value-type="float" office:value="8532420444" calcext:value-type="float">
            <text:p>8532420444</text:p>
          </table:table-cell>
          <table:table-cell office:value-type="float" office:value="1116126768" calcext:value-type="float">
            <text:p>1116126768</text:p>
          </table:table-cell>
          <table:table-cell office:value-type="float" office:value="17.1831" calcext:value-type="float">
            <text:p>17.1831</text:p>
          </table:table-cell>
          <table:table-cell office:value-type="float" office:value="1311368633" calcext:value-type="float">
            <text:p>1311368633</text:p>
          </table:table-cell>
          <table:table-cell office:value-type="float" office:value="680454035" calcext:value-type="float">
            <text:p>6804540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3:04:40.584729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17:54:25.742563421</meta:creation-date>
    <dc:date>2016-03-28T15:39:23.926412027</dc:date>
    <meta:editing-duration>PT2H21M18S</meta:editing-duration>
    <meta:editing-cycles>2</meta:editing-cycles>
    <meta:generator>LibreOffice/4.4.6.3$Linux_X86_64 LibreOffice_project/40m0$Build-3</meta:generator>
    <meta:document-statistic meta:table-count="1" meta:cell-count="329" meta:object-count="0"/>
  </office:meta>
</office:document-meta>
</file>